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style:style>
    <style:style style:name="T1" style:family="text">
      <style:text-properties fo:background-color="#ffff00"/>
    </style:style>
    <style:style style:name="T2" style:family="text">
      <style:text-properties fo:background-color="#ff3333"/>
    </style:style>
    <style:style style:name="T3" style:family="text">
      <style:text-properties fo:background-color="#579d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text:p>
      <text:p text:style-name="P1">provando a scriverla, la sezione tecnologie trova difficiltà ad avere un senso una volta espressa nel detaglio richiesto dal cncept di indice che ho elaborato settimane fa. Siccome per mancanza di argomenti sono finito a parlare troppo in dettaglio di temi che dovrebbero essere già <text:s/>riportati in altre sezioni, pensavo di fondere “sviluppo” con la sezione di organizzazione del lavoro e lasciare nelle tecnologie solo un breve paragrafo su config/install (una volta finalizzato il sito) e fare cenno alle versioni del sw utilizzato e la scelta delle tecnologie senza andarae troppo nei dettagli. Inoltre a questo punto sposterei le parti troppo dettagliate che ho scritto nelle apposite sezioni, trasformando così la sezione tecnologie in un trafiletto a puro scopo illustrativo di mezza pagina o poco più</text:p>
      <text:p text:style-name="P1"/>
      <text:p text:style-name="P1"/>
      <text:p text:style-name="P1"/>
      <text:p text:style-name="P1">4 Sviluppo</text:p>
      <text:p text:style-name="P1"/>
      <text:p text:style-name="P1"/>
      <text:p text:style-name="P1">Lo strumento di sviluppo è stato effettuato su Windows 10/11 e in parte su Ubuntu Impish Indri (21.10) da parte di 4 diversi sviluppatori e con l’utilizzo di VSCode.</text:p>
      <text:p text:style-name="P1">Ciò crea un ambiente di sviluppo eterogeneo che può portare a risultati inaspettati nel momento di trasferire il lavoro su un altro sistema o in fase di deploy.</text:p>
      <text:p text:style-name="P1">Per qqesta ragione la maggior parte dello sviluppo, del backend è stato eseguito in un ambiente virtuale (un container docker in particolare) con una configurazione il più possiblie simile all’ambiente di deploy.</text:p>
      <text:p text:style-name="P1">Ciò unito ad uno sviluppo collaborativo tramite git ha avuto come conseguenza una bassa probabilità di incompatibilità con l’ambiete di deploy <text:s/>ed il vantaggio di non dover costantemente fare test dicaricamento sul server di laboratorio.</text:p>
      <text:p text:style-name="P1"/>
      <text:p text:style-name="P1">4.1 Tecnologie utilizzate</text:p>
      <text:p text:style-name="P1"/>
      <text:p text:style-name="P1">Le tecnologie utilizzate per la realizzazione del sito sono state in parte influenzate dall’ambiente finale di deploy (quale il server di laboratorio), in particolare gli applicativi lato serer: PHP (v. 7.4.3), Apache2 (v. 2.4.41), MariaDB (v.10.3.34) e Ubuntu (20.02.4 LTS).</text:p>
      <text:p text:style-name="P1"/>
      <text:p text:style-name="P1">A lato client è stato utilizzato ovviamente JavaScript e per quanto riguarda HTML e CSS si è optato per HTML5 e CSS3 anche se <text:span text:style-name="T1">con qualche asterisco</text:span>. Nella scelta tra XHTML 4.1 e HTML5 e tra CSS 2 e 3 si è optato per l’ultima versione poichè pur essendo tecnologie nuove e non ancora pienamente supportate, varie fonti (w4c syrvey e caniuse) riportano una diffusione tale da non creare problemi di compatibilità anche con i browser più vecchi a, patto di non utilizzare componenti troppo avanzate dello standard. Oltre alle informazioni reperite in rete abbiamo eseguito anche i nostri piccoli test che hanno confermato le nostre ricerche.(vedi paragrafo dei test).</text:p>
      <text:p text:style-name="P1"/>
      <text:p text:style-name="P1">Una volta fatti i conti con la realtà è risultato che anche i browser più vecchi supportano discretamente lo standard HTML5 (fatta eccezione per IE 6 e 9 che a volte <text:span text:style-name="T2">è</text:span> sono un po’restrittuivi ma in casi non troppo complicati è sempre possibile un workaround) mentre i problemi sono più forti con CSS3 che è ben supportato dalla maggio<text:span text:style-name="T3">r</text:span> parte dei browser attualmente in uso ma ha grosse difficoltà nei browser più vecchi come IE e Opera Mini che supportano molto poco <text:span text:style-name="T2">i</text:span> le caratteristiche principali del nuovo standard come flex, grid e attributi avanzati</text:p>
      <text:p text:style-name="P1"/>
      <text:p text:style-name="P1">Fatte queste considerazioni, è stato deciso di usufruire dei vantaggi di pulizia e raffinatezza offerti dal nuovo standard CSS3 qualora qeusto sia supportato, optando per un design che trae vantaggio dal nuovo standard ma passa allo standard precedente in caso il nuovo non sia adeguatemente supportato tramite media query.</text:p>
      <text:p text:style-name="P1"/>
      <text:p text:style-name="P1"><text:soft-page-break/>Per quanto riguarda le versioni del software client (quindi JS e browser), il sito è stato prodotto sulla latest release di Google Chrome ma testato frequentemente su altre versioni spaziando inoltre tra diversi browser. (vedi sezione apposita)</text:p>
      <text:p text:style-name="P1"/>
      <text:p text:style-name="P1">4.3 Configuraizone e installazione</text:p>
      <text:p text:style-name="P1"/>
      <text:p text:style-name="P1">Il sito è già configurato e per eseguirlo è sufficiente posizionare il file all interno della root directory del web serv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1T14:54:41.718024944</meta:creation-date>
    <dc:date>2022-06-03T16:47:59.80</dc:date>
    <meta:editing-duration>PT36M27S</meta:editing-duration>
    <meta:editing-cycles>3</meta:editing-cycles>
    <meta:generator>OpenOffice/4.1.3$Win32 OpenOffice.org_project/413m1$Build-9783</meta:generator>
    <meta:document-statistic meta:table-count="0" meta:image-count="0" meta:object-count="0" meta:page-count="2" meta:paragraph-count="15" meta:word-count="613" meta:character-count="3838"/>
  </office:meta>
</office:document-meta>
</file>